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svg:stroke-color="#000000" draw:marker-end="Symmetric_20_Arrow" draw:textarea-vertical-align="middle"/>
    </style:style>
    <style:style style:name="gr5" style:family="graphic" style:parent-style-name="standard">
      <style:graphic-properties svg:stroke-color="#000000" draw:marker-start="" draw:marker-end="Symmetric_20_Arrow" draw:textarea-vertical-align="middle"/>
    </style:style>
    <style:style style:name="gr6" style:family="graphic" style:parent-style-name="standard">
      <style:graphic-properties svg:stroke-color="#000000" draw:marker-start="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style:style style:name="T5" style:family="text">
      <style:text-properties style:text-line-through-style="none" fo:font-size="12pt" style:font-size-asian="18pt" style:font-size-complex="18pt"/>
    </style:style>
    <style:style style:name="T6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style="normal" style:font-size-asian="18pt" style:font-style-asian="normal" style:font-size-complex="18pt" style:font-style-complex="normal"/>
    </style:style>
    <style:style style:name="T8" style:family="text">
      <style:text-properties style:text-line-through-style="solid" fo:font-size="12pt" style:font-size-asian="18pt" style:font-size-complex="18pt"/>
    </style:style>
    <style:style style:name="T9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5.4cm" svg:x="1.4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text:span text:style-name="T2"><text:line-break/></text:span><text:span text:style-name="T2">description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5.4cm" svg:x="8.5cm" svg:y="8.8cm">
          <text:p text:style-name="P1"><text:span text:style-name="T4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5">divisions: </text:span><text:span text:style-name="T6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/text:p>
        </draw:rect>
        <draw:connector draw:style-name="gr2" draw:text-style-name="P3" draw:layer="layout" svg:x1="4.45cm" svg:y1="6.7cm" svg:x2="11.25cm" svg:y2="8.8cm" draw:start-shape="id1" draw:start-glue-point="2" draw:end-shape="id2" draw:end-glue-point="0" svg:d="M4450 6700v1050h6800v1050">
          <text:p/>
        </draw:connector>
        <draw:rect draw:style-name="gr3" draw:text-style-name="P2" draw:layer="layout" svg:width="2.8cm" svg:height="2.9cm" svg:x="8.4cm" svg:y="1.3cm">
          <text:p text:style-name="P1"><text:span text:style-name="T4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1.7cm" svg:y="1.3cm">
          <text:p text:style-name="P1"><text:span text:style-name="T4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1" draw:text-style-name="P2" xml:id="id3" draw:id="id3" draw:layer="layout" svg:width="6.1cm" svg:height="3.6cm" svg:x="1.4cm" svg:y="9.7cm">
          <text:p text:style-name="P1"><text:span text:style-name="T4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7">[</text:span><text:span text:style-name="T3">Event::id</text:span><text:span text:style-name="T7">]</text:span><text:span text:style-name="T2"><text:line-break/></text:span><text:span text:style-name="T8">classes: </text:span><text:span text:style-name="T9">ClassGroup::id</text:span></text:p>
        </draw:rect>
        <draw:connector draw:style-name="gr2" draw:text-style-name="P3" draw:layer="layout" svg:x1="4.45cm" svg:y1="6.7cm" svg:x2="4.45cm" svg:y2="9.7cm" draw:start-shape="id1" draw:start-glue-point="2" draw:end-shape="id3" draw:end-glue-point="0" svg:d="M4450 6700v3000">
          <text:p/>
        </draw:connector>
        <draw:connector draw:style-name="gr4" draw:text-style-name="P3" draw:layer="layout" svg:x1="7.5cm" svg:y1="11.5cm" svg:x2="8.5cm" svg:y2="11.5cm" draw:start-shape="id3" draw:start-glue-point="1" draw:end-shape="id2" draw:end-glue-point="3" svg:d="M7500 11500h1000">
          <text:p/>
        </draw:connector>
        <draw:rect draw:style-name="gr1" draw:text-style-name="P2" xml:id="id5" draw:id="id5" draw:layer="layout" svg:width="3.9cm" svg:height="3.5cm" svg:x="15.4cm" svg:y="7.5cm">
          <text:p text:style-name="P1"><text:span text:style-name="T4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7"><text:line-break/></text:span><text:span text:style-name="T7">index: </text:span><text:span text:style-name="T3">integer</text:span></text:p>
        </draw:rect>
        <draw:rect draw:style-name="gr1" draw:text-style-name="P2" xml:id="id4" draw:id="id4" draw:layer="layout" svg:width="3.9cm" svg:height="3.6cm" svg:x="15.4cm" svg:y="11.8cm">
          <text:p text:style-name="P1"><text:span text:style-name="T4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7"><text:line-break/></text:span><text:span text:style-name="T7">index: </text:span><text:span text:style-name="T3">integer</text:span></text:p>
        </draw:rect>
        <draw:connector draw:style-name="gr4" draw:text-style-name="P3" draw:layer="layout" svg:x1="14cm" svg:y1="11.5cm" svg:x2="15.4cm" svg:y2="13.6cm" draw:start-shape="id2" draw:start-glue-point="1" draw:end-shape="id4" svg:d="M14000 11500h700v2100h700">
          <text:p/>
        </draw:connector>
        <draw:connector draw:style-name="gr4" draw:text-style-name="P3" draw:layer="layout" svg:x1="14cm" svg:y1="11.5cm" svg:x2="15.4cm" svg:y2="9.25cm" draw:start-shape="id2" draw:start-glue-point="1" draw:end-shape="id5" draw:end-glue-point="3" svg:d="M14000 11500h700v-2250h700">
          <text:p/>
        </draw:connector>
        <draw:rect draw:style-name="gr1" draw:text-style-name="P2" xml:id="id6" draw:id="id6" draw:layer="layout" svg:width="3.9cm" svg:height="2.9cm" svg:x="2.3cm" svg:y="15.5cm">
          <text:p text:style-name="P1"><text:span text:style-name="T4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5">duration: </text:span><text:span text:style-name="T6">Time</text:span></text:p>
        </draw:rect>
        <draw:connector draw:style-name="gr2" draw:text-style-name="P3" draw:layer="layout" svg:x1="11.25cm" svg:y1="14.2cm" svg:x2="4.25cm" svg:y2="15.5cm" draw:start-shape="id2" draw:start-glue-point="2" draw:end-shape="id6" draw:end-glue-point="0" svg:d="M11250 14200v650h-7000v650">
          <text:p/>
        </draw:connector>
        <draw:rect draw:style-name="gr1" draw:text-style-name="P2" xml:id="id7" draw:id="id7" draw:layer="layout" svg:width="5.7cm" svg:height="4.3cm" svg:x="1.4cm" svg:y="19.6cm">
          <text:p text:style-name="P1"><text:span text:style-name="T4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2" draw:text-style-name="P3" draw:layer="layout" svg:x1="4.25cm" svg:y1="18.4cm" svg:x2="4.25cm" svg:y2="19.6cm" draw:start-shape="id6" draw:start-glue-point="2" draw:end-shape="id7" draw:end-glue-point="0" svg:d="M4250 18400v1200">
          <text:p/>
        </draw:connector>
        <draw:rect draw:style-name="gr1" draw:text-style-name="P2" xml:id="id8" draw:id="id8" draw:layer="layout" svg:width="7.3cm" svg:height="2.7cm" svg:x="9.2cm" svg:y="20.4cm">
          <text:p text:style-name="P1"><text:span text:style-name="T4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5" draw:text-style-name="P3" draw:layer="layout" svg:x1="7.1cm" svg:y1="21.75cm" svg:x2="9.2cm" svg:y2="21.75cm" draw:start-shape="id7" draw:start-glue-point="1" draw:end-shape="id8" draw:end-glue-point="3" svg:d="M7100 21750h2100">
          <text:p/>
        </draw:connector>
        <draw:rect draw:style-name="gr1" draw:text-style-name="P2" xml:id="id9" draw:id="id9" draw:layer="layout" svg:width="4.3cm" svg:height="3.8cm" svg:x="10.7cm" svg:y="15.5cm">
          <text:p text:style-name="P1"><text:span text:style-name="T4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6" draw:text-style-name="P3" draw:layer="layout" svg:x1="12.85cm" svg:y1="20.4cm" svg:x2="12.85cm" svg:y2="19.3cm" draw:start-shape="id8" draw:start-glue-point="0" draw:end-shape="id9" draw:end-glue-point="2" svg:d="M12850 20400v-1100">
          <text:p/>
        </draw:connector>
        <draw:rect draw:style-name="gr1" draw:text-style-name="P2" xml:id="id10" draw:id="id10" draw:layer="layout" svg:width="6.1cm" svg:height="2.7cm" svg:x="9.8cm" svg:y="23.9cm">
          <text:p text:style-name="P1"><text:span text:style-name="T4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7">rounds: </text:span><text:span text:style-name="T3">[SquadRegistration]</text:span></text:p>
        </draw:rect>
        <draw:connector draw:style-name="gr2" draw:text-style-name="P3" draw:layer="layout" svg:x1="12.85cm" svg:y1="23.1cm" svg:x2="12.85cm" svg:y2="23.9cm" draw:start-shape="id8" draw:start-glue-point="2" draw:end-shape="id10" draw:end-glue-point="0" svg:d="M12850 23100v800">
          <text:p/>
        </draw:connector>
        <draw:rect draw:style-name="gr1" draw:text-style-name="P2" xml:id="id11" draw:id="id11" draw:layer="layout" svg:width="6.1cm" svg:height="2.1cm" svg:x="1.2cm" svg:y="26.3cm">
          <text:p text:style-name="P1"><text:span text:style-name="T4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2" draw:text-style-name="P3" draw:layer="layout" svg:x1="12.85cm" svg:y1="26.6cm" svg:x2="7.3cm" svg:y2="27.35cm" draw:start-shape="id10" draw:start-glue-point="2" draw:end-shape="id11" draw:end-glue-point="1" svg:d="M12850 26600v750h-5550">
          <text:p/>
        </draw:connector>
        <draw:connector draw:style-name="gr5" draw:text-style-name="P3" draw:layer="layout" svg:x1="4.25cm" svg:y1="26.3cm" svg:x2="4.25cm" svg:y2="23.9cm" draw:start-shape="id11" draw:start-glue-point="0" draw:end-shape="id7" draw:end-glue-point="2" svg:d="M4250 26300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k Manlig</meta:initial-creator>
    <meta:creation-date>2019-03-31T19:36:17.16</meta:creation-date>
    <dc:date>2019-04-14T18:15:53.73</dc:date>
    <dc:creator>Patrik Manlig</dc:creator>
    <meta:editing-duration>PT7M38S</meta:editing-duration>
    <meta:editing-cycles>3</meta:editing-cycles>
    <meta:generator>OpenOffice/4.1.5$Win32 OpenOffice.org_project/415m1$Build-9789</meta:generator>
    <meta:document-statistic meta:object-count="25"/>
  </office:meta>
</office:document-meta>
</file>